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ea1e" officeooo:paragraph-rsid="001fea1e"/>
    </style:style>
    <style:style style:name="P2" style:family="paragraph" style:parent-style-name="Standard">
      <style:text-properties officeooo:rsid="001fea1e" officeooo:paragraph-rsid="00240af8"/>
    </style:style>
    <style:style style:name="P3" style:family="paragraph" style:parent-style-name="Standard">
      <style:text-properties officeooo:rsid="002053e3" officeooo:paragraph-rsid="002053e3"/>
    </style:style>
    <style:style style:name="P4" style:family="paragraph" style:parent-style-name="Standard">
      <style:text-properties officeooo:rsid="002053e3" officeooo:paragraph-rsid="002180f6"/>
    </style:style>
    <style:style style:name="P5" style:family="paragraph" style:parent-style-name="Standard">
      <style:text-properties officeooo:rsid="002053e3" officeooo:paragraph-rsid="00240af8"/>
    </style:style>
    <style:style style:name="P6" style:family="paragraph" style:parent-style-name="Standard">
      <style:text-properties officeooo:rsid="002053e3" officeooo:paragraph-rsid="002581df"/>
    </style:style>
    <style:style style:name="P7" style:family="paragraph" style:parent-style-name="Standard">
      <style:text-properties officeooo:rsid="002053e3" officeooo:paragraph-rsid="002942b8"/>
    </style:style>
    <style:style style:name="P8" style:family="paragraph" style:parent-style-name="Standard">
      <style:text-properties officeooo:rsid="002180f6" officeooo:paragraph-rsid="002180f6"/>
    </style:style>
    <style:style style:name="P9" style:family="paragraph" style:parent-style-name="Standard">
      <style:text-properties officeooo:rsid="00234af6" officeooo:paragraph-rsid="00234af6"/>
    </style:style>
    <style:style style:name="P10" style:family="paragraph" style:parent-style-name="Standard">
      <style:text-properties officeooo:rsid="002581df" officeooo:paragraph-rsid="002581df"/>
    </style:style>
    <style:style style:name="P11" style:family="paragraph" style:parent-style-name="Standard">
      <style:text-properties officeooo:rsid="002581df" officeooo:paragraph-rsid="002942b8"/>
    </style:style>
    <style:style style:name="P12" style:family="paragraph" style:parent-style-name="Standard">
      <style:text-properties officeooo:rsid="002a8db1" officeooo:paragraph-rsid="002a8db1"/>
    </style:style>
    <style:style style:name="P13" style:family="paragraph" style:parent-style-name="Standard">
      <style:text-properties officeooo:rsid="002d5539" officeooo:paragraph-rsid="002a8db1"/>
    </style:style>
    <style:style style:name="P14" style:family="paragraph" style:parent-style-name="Standard">
      <style:text-properties officeooo:rsid="002a8db1" officeooo:paragraph-rsid="002e7bb7"/>
    </style:style>
    <style:style style:name="P15" style:family="paragraph" style:parent-style-name="Standard">
      <style:text-properties style:text-line-through-style="none" style:text-line-through-type="none" officeooo:rsid="002a8db1" officeooo:paragraph-rsid="002e7bb7"/>
    </style:style>
    <style:style style:name="P16" style:family="paragraph" style:parent-style-name="Standard">
      <style:text-properties style:text-line-through-style="none" style:text-line-through-type="none" officeooo:rsid="002e7bb7" officeooo:paragraph-rsid="002e7bb7"/>
    </style:style>
    <style:style style:name="T1" style:family="text">
      <style:text-properties officeooo:rsid="001fea1e"/>
    </style:style>
    <style:style style:name="T2" style:family="text">
      <style:text-properties officeooo:rsid="002053e3"/>
    </style:style>
    <style:style style:name="T3" style:family="text">
      <style:text-properties officeooo:rsid="00240af8"/>
    </style:style>
    <style:style style:name="T4" style:family="text">
      <style:text-properties officeooo:rsid="002942b8"/>
    </style:style>
    <style:style style:name="T5" style:family="text">
      <style:text-properties officeooo:rsid="002a8db1"/>
    </style:style>
    <style:style style:name="T6" style:family="text">
      <style:text-properties style:text-line-through-style="none" style:text-line-through-type="none"/>
    </style:style>
    <style:style style:name="T7" style:family="text">
      <style:text-properties style:text-line-through-style="none" style:text-line-through-type="none" officeooo:rsid="002e7b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no = Uno * 2Ne * Pno</text:p>
      <text:p text:style-name="P1">Kon = Uon * 2Ne * Pon</text:p>
      <text:p text:style-name="P1"/>
      <text:p text:style-name="P1">Fop = Kno/(Kno+Kon)</text:p>
      <text:p text:style-name="P1"/>
      <text:p text:style-name="P1"/>
      <text:p text:style-name="P1"><text:tab/><text:tab/><text:tab/>Uno*2Ne* (1-exp(-<text:span text:style-name="T2">4</text:span>Ne*f*s) / 1-exp(-4Nes)</text:p>
      <text:p text:style-name="P1">Uno*2Ne* (1-exp(-<text:span text:style-name="T2">4</text:span>Ne*f*s) / 1-exp(-4Nes) + Uon*2Ne* (1-exp(<text:span text:style-name="T2">4</text:span>Ne*f*s) / 1-exp(4Nes) </text:p>
      <text:p text:style-name="P1"/>
      <text:p text:style-name="P1"/>
      <text:p text:style-name="P1"><text:tab/><text:tab/><text:tab/>Uno* <text:span text:style-name="T3">2s</text:span> / 1-exp(-4Nes)</text:p>
      <text:p text:style-name="P1">Uno* <text:span text:style-name="T3">2s</text:span> / 1-exp(4Nes) + Uon*-<text:span text:style-name="T3">2s</text:span> / 1-exp(4Nes) </text:p>
      <text:p text:style-name="P1"/>
      <text:p text:style-name="P2"><text:tab/><text:tab/><text:tab/> Uno/<text:span text:style-name="T3">Uon</text:span> <text:span text:style-name="T3">2s</text:span> / 1-exp(-4Nes)</text:p>
      <text:p text:style-name="P2">Uno*/<text:span text:style-name="T3">Uon</text:span> <text:span text:style-name="T3">2s</text:span> / 1-exp(4Nes) -<text:span text:style-name="T3">2s</text:span> / 1-exp(4Nes) </text:p>
      <text:p text:style-name="P1"/>
      <text:p text:style-name="P1"/>
      <text:p text:style-name="P2"><text:tab/><text:tab/><text:tab/>lambda * <text:span text:style-name="T3">2s</text:span> / 1-exp(-4Nes)</text:p>
      <text:p text:style-name="P2">lambda * <text:span text:style-name="T3">2s</text:span> / 1-exp(-4Nes) + -<text:span text:style-name="T3">2s</text:span> / 1-exp(4Nes) </text:p>
      <text:p text:style-name="P1"/>
      <text:p text:style-name="P3"><text:s text:c="6"/><text:tab/><text:tab/><text:tab/><text:tab/> 1</text:p>
      <text:p text:style-name="P3">1 - <text:span text:style-name="T3">1/</text:span>lambda <text:span text:style-name="T1">(</text:span><text:span text:style-name="T3">2s</text:span><text:span text:style-name="T1"> / 1-exp(4Nes) <text:s/>/ <text:s/></text:span><text:span text:style-name="T3">2s</text:span><text:span text:style-name="T1">/ 1-exp(-4Nes)</text:span></text:p>
      <text:p text:style-name="P3"/>
      <text:p text:style-name="P2"/>
      <text:p text:style-name="P5"><text:s text:c="6"/><text:tab/><text:tab/><text:tab/><text:tab/> 1</text:p>
      <text:p text:style-name="P5">1 - <text:span text:style-name="T3">1/</text:span>lambda <text:span text:style-name="T1">(1-exp(-4Nes) / 1-exp(4Nes) <text:s/></text:span></text:p>
      <text:p text:style-name="P3"/>
      <text:p text:style-name="P8">if s → 0</text:p>
      <text:p text:style-name="P4"/>
      <text:p text:style-name="P6">1/Fop = 1 - <text:span text:style-name="T3">1/</text:span>lambda <text:span text:style-name="T1">(1-exp(-4Nes) / 1-exp(4Nes) <text:s/></text:span></text:p>
      <text:p text:style-name="P4"/>
      <text:p text:style-name="P10">lambda(<text:span text:style-name="T5">1-Fop</text:span>)/Fop = <text:span text:style-name="T2"><text:s/></text:span><text:span text:style-name="T1">(1-exp(-4Nes) / 1-exp(4Nes) <text:s/></text:span></text:p>
      <text:p text:style-name="P10"/>
      <text:p text:style-name="P7"/>
      <text:p text:style-name="P11">lambda(<text:span text:style-name="T4">1-</text:span>Fop)/Fop = <text:span text:style-name="T2"><text:s/>-</text:span><text:span text:style-name="T1">(1-exp(-</text:span><text:span text:style-name="T4">S</text:span><text:span text:style-name="T1">) / 1-exp(</text:span><text:span text:style-name="T4">S</text:span><text:span text:style-name="T1">) <text:s/></text:span></text:p>
      <text:p text:style-name="P9"/>
      <text:p text:style-name="P12">Fop/(1-Fop) = lambda 1-exp(S) / <text:span text:style-name="T6">-(1-exp(-S)</text:span><text:span text:style-name="T7">)</text:span></text:p>
      <text:p text:style-name="P13"/>
      <text:p text:style-name="P13"/>
      <text:p text:style-name="P14">1-exp(S) / <text:span text:style-name="T6">-(1-</text:span><text:span text:style-name="T7">1/</text:span><text:span text:style-name="T6">exp(S)</text:span><text:span text:style-name="T7">)</text:span></text:p>
      <text:p text:style-name="P15"/>
      <text:p text:style-name="P16">1 – exp(S)</text:p>
      <text:p text:style-name="P16">-(1- 1/exp(S))</text:p>
      <text:p text:style-name="P16"/>
      <text:p text:style-name="P16"/>
      <text:p text:style-name="P16"/>
      <text:p text:style-name="P16">expS (1-expS)</text:p>
      <text:p text:style-name="P16">-(expS – 1 )</text:p>
      <text:p text:style-name="P16"/>
      <text:p text:style-name="P16">exp(S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04:43:57.075465765</meta:creation-date>
    <dc:date>2024-02-04T22:25:23.246347583</dc:date>
    <meta:editing-duration>PT31M12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1" meta:paragraph-count="26" meta:word-count="125" meta:character-count="799" meta:non-whitespace-character-count="647"/>
  </office:meta>
</office:document-meta>
</file>